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7477F410BC7FF3D0464.png" manifest:media-type="image/png"/>
  <manifest:file-entry manifest:full-path="Pictures/100002010000002C000000637A47F7D0345BF5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95cm" fo:min-width="3.5cm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58cm" fo:min-width="2.33cm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95cm" fo:min-width="11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stroke="none" svg:stroke-color="#000000" draw:fill="none" draw:fill-color="#ffffff" fo:min-height="1.545cm"/>
    </style:style>
    <style:style style:name="gr6" style:family="graphic" style:parent-style-name="standard" style:list-style-name="L1">
      <style:graphic-properties draw:stroke="none" svg:stroke-color="#000000" draw:fill="none" draw:fill-color="#ffffff" fo:min-height="1.545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545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1.545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0.25cm" fo:min-width="11.6cm"/>
    </style:style>
    <style:style style:name="gr1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8.35cm" fo:min-width="3.5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75cm"/>
    </style:style>
    <style:style style:name="gr1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4cm" fo:min-width="1.022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1.423cm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.423cm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1.423cm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423cm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02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4cm" svg:height="4.2cm" svg:x="8cm" svg:y="5.9cm">
          <draw:glue-point draw:id="4" svg:x="-2.5cm" svg:y="5cm"/>
          <draw:glue-point draw:id="5" svg:x="2.75cm" svg:y="5cm"/>
          <text:p text:style-name="P1">Benutz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cm" svg:height="4cm" svg:x="8cm" svg:y="12cm">
          <text:p text:style-name="P1">C++</text:p>
          <text:p text:style-name="P1">Progra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12cm" svg:height="4.2cm" svg:x="4cm" svg:y="18cm">
          <draw:glue-point draw:id="4" svg:x="2.5cm" svg:y="-5cm"/>
          <draw:glue-point draw:id="5" svg:x="-2.5cm" svg:y="-5cm"/>
          <text:p text:style-name="P1">Technisches Syste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draw:line-skew="-0.43cm" svg:x1="7cm" svg:y1="18cm" svg:x2="8.585cm" svg:y2="15.415cm" draw:start-shape="id1" draw:start-glue-point="5" draw:end-shape="id2" draw:end-glue-point="7" svg:d="M7000 18000c0-2143 1585-851 1585-2585" svg:viewBox="0 0 1586 2586">
          <text:p/>
        </draw:connector>
        <draw:connector draw:style-name="gr4" draw:text-style-name="P3" draw:layer="layout" draw:type="curve" draw:line-skew="-0.461cm" svg:x1="11.415cm" svg:y1="15.415cm" svg:x2="13cm" svg:y2="18cm" draw:start-shape="id2" draw:start-glue-point="9" draw:end-shape="id1" draw:end-glue-point="4" svg:d="M11415 15415c0 1687 1585 395 1585 2585" svg:viewBox="0 0 1586 2586">
          <text:p/>
        </draw:connector>
        <draw:connector draw:style-name="gr4" draw:text-style-name="P3" draw:layer="layout" draw:type="curve" svg:x1="9cm" svg:y1="10.1cm" svg:x2="8.585cm" svg:y2="12.585cm" draw:start-shape="id3" draw:start-glue-point="4" draw:end-shape="id2" draw:end-glue-point="5" svg:d="M9000 10100c0 1425-415 183-415 2485" svg:viewBox="0 0 416 2486">
          <text:p/>
        </draw:connector>
        <draw:connector draw:style-name="gr4" draw:text-style-name="P3" draw:layer="layout" draw:type="curve" svg:x1="11.415cm" svg:y1="12.585cm" svg:x2="11.1cm" svg:y2="10.1cm" draw:start-shape="id2" draw:start-glue-point="11" draw:end-shape="id3" draw:end-glue-point="5" svg:d="M11415 12585c0-2302-315-1060-315-2485" svg:viewBox="0 0 316 2486">
          <text:p/>
        </draw:connector>
        <draw:frame draw:style-name="gr5" draw:text-style-name="P6" draw:layer="layout" svg:width="7cm" svg:height="1.795cm" svg:x="1.6cm" svg:y="15.5cm">
          <draw:text-box>
            <text:p text:style-name="P4">digitale und</text:p>
            <text:p text:style-name="P5">analoge Eingänge</text:p>
          </draw:text-box>
        </draw:frame>
        <draw:frame draw:style-name="gr6" draw:text-style-name="P6" draw:layer="layout" svg:width="7cm" svg:height="1.795cm" svg:x="13.1cm" svg:y="15.405cm">
          <draw:text-box>
            <text:p text:style-name="P4">digitale und</text:p>
            <text:p text:style-name="P5">analoge Ausgänge</text:p>
          </draw:text-box>
        </draw:frame>
        <draw:frame draw:style-name="gr7" draw:text-style-name="P6" draw:layer="layout" svg:width="7cm" svg:height="1.795cm" svg:x="3.1cm" svg:y="10.5cm">
          <draw:text-box>
            <text:p text:style-name="P4">Konsoleneingabe</text:p>
          </draw:text-box>
        </draw:frame>
        <draw:frame draw:style-name="gr8" draw:text-style-name="P6" draw:layer="layout" svg:width="7cm" svg:height="1.795cm" svg:x="11.8cm" svg:y="10.505cm">
          <draw:text-box>
            <text:p text:style-name="P4">Konsolenausgabe</text:p>
          </draw:text-box>
        </draw:frame>
        <draw:frame draw:style-name="gr9" draw:text-style-name="P3" draw:layer="layout" svg:width="3.114cm" svg:height="2.9cm" svg:x="4.4cm" svg:y="19.1cm">
          <draw:image xlink:href="Pictures/10000201000007D0000007477F410BC7FF3D0464.png" xlink:type="simple" xlink:show="embed" xlink:actuate="onLoad">
            <text:p/>
          </draw:image>
        </draw:frame>
        <draw:frame draw:style-name="gr10" draw:text-style-name="P3" draw:layer="layout" svg:width="0.711cm" svg:height="1.6cm" svg:x="8.1cm" svg:y="6cm">
          <draw:image xlink:href="Pictures/100002010000002C000000637A47F7D0345BF5A7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11" draw:text-style-name="P7" draw:layer="layout" svg:width="12.1cm" svg:height="20.5cm" svg:x="1.9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cm" svg:x="3.1cm" svg:y="16cm">
          <text:p text:style-name="P1">Eingangs-</text:p>
          <text:p text:style-name="P1">daten-</text:p>
          <text:p text:style-name="P1">gen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cm" svg:height="4cm" svg:x="3.1cm" svg:y="11cm">
          <text:p text:style-name="P1">Model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4" draw:id="id4" draw:layer="layout" svg:width="4cm" svg:height="18.6cm" svg:x="9cm" svg:y="6cm">
          <draw:glue-point draw:id="4" svg:x="5cm" svg:y="-3.571cm"/>
          <draw:glue-point draw:id="5" svg:x="5cm" svg:y="-2.071cm"/>
          <draw:glue-point draw:id="6" svg:x="5cm" svg:y="3.571cm"/>
          <draw:glue-point draw:id="7" svg:x="5cm" svg:y="2.142cm"/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4cm" svg:height="2cm" svg:x="9.1cm" svg:y="6cm">
          <draw:text-box>
            <text:p text:style-name="P4">Simulations</text:p>
            <text:p text:style-name="P4">Schnittstelle</text:p>
          </draw:text-box>
        </draw:frame>
        <draw:custom-shape draw:style-name="gr14" draw:text-style-name="P2" draw:layer="layout" svg:width="1.9cm" svg:height="1.3cm" svg:x="7.1cm" svg:y="1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" draw:layer="layout" svg:width="1.9cm" svg:height="1.3cm" svg:x="7.1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xml:id="id5" draw:id="id5" draw:layer="layout" svg:width="4cm" svg:height="4cm" svg:x="15.8cm" svg:y="11cm">
          <text:p text:style-name="P1">C++</text:p>
          <text:p text:style-name="P1">Progra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3cm" svg:y1="11.448cm" svg:x2="16.385cm" svg:y2="11.585cm" draw:start-shape="id4" draw:start-glue-point="5" draw:end-shape="id5" draw:end-glue-point="5" svg:d="M13000 11448c2100 0 408 137 3385 137" svg:viewBox="0 0 3386 138">
          <text:p/>
        </draw:connector>
        <draw:connector draw:style-name="gr4" draw:text-style-name="P3" draw:layer="layout" draw:type="curve" svg:x1="16.385cm" svg:y1="14.415cm" svg:x2="13cm" svg:y2="15.3cm" draw:start-shape="id5" draw:start-glue-point="7" draw:end-shape="id4" svg:d="M16385 14415c-2977 0-1285 885-3385 885" svg:viewBox="0 0 3386 886">
          <text:p/>
        </draw:connector>
        <draw:connector draw:style-name="gr4" draw:text-style-name="P3" draw:layer="layout" draw:type="curve" svg:x1="17.8cm" svg:y1="15cm" svg:x2="13cm" svg:y2="19.284cm" draw:start-shape="id5" draw:start-glue-point="8" draw:end-shape="id4" draw:end-glue-point="7" svg:d="M17800 15000c0 2856-1600 4284-4800 4284" svg:viewBox="0 0 4801 4285">
          <text:p/>
        </draw:connector>
        <draw:connector draw:style-name="gr4" draw:text-style-name="P3" draw:layer="layout" draw:type="curve" svg:x1="13cm" svg:y1="8.658cm" svg:x2="17.8cm" svg:y2="11cm" draw:start-shape="id4" draw:start-glue-point="4" draw:end-shape="id5" draw:end-glue-point="4" svg:d="M13000 8658c3200 0 4800 780 4800 2342" svg:viewBox="0 0 4801 2343">
          <text:p/>
        </draw:connector>
        <draw:frame draw:style-name="gr15" draw:text-style-name="P6" draw:layer="layout" svg:width="3.5cm" svg:height="1.673cm" svg:x="15.9cm" svg:y="6.8cm">
          <draw:text-box>
            <text:p text:style-name="P4">digitale </text:p>
            <text:p text:style-name="P4">Eingänge</text:p>
          </draw:text-box>
        </draw:frame>
        <draw:frame draw:style-name="gr16" draw:text-style-name="P6" draw:layer="layout" svg:width="3.5cm" svg:height="1.673cm" svg:x="14cm" svg:y="9.227cm">
          <draw:text-box>
            <text:p text:style-name="P4">analoge </text:p>
            <text:p text:style-name="P4">Eingänge</text:p>
          </draw:text-box>
        </draw:frame>
        <draw:frame draw:style-name="gr17" draw:text-style-name="P6" draw:layer="layout" svg:width="3.5cm" svg:height="1.673cm" svg:x="16.1cm" svg:y="18.827cm">
          <draw:text-box>
            <text:p text:style-name="P4">digitale </text:p>
            <text:p text:style-name="P4">Ausgänge</text:p>
          </draw:text-box>
        </draw:frame>
        <draw:frame draw:style-name="gr18" draw:text-style-name="P6" draw:layer="layout" svg:width="3.5cm" svg:height="1.673cm" svg:x="14.1cm" svg:y="15.027cm">
          <draw:text-box>
            <text:p text:style-name="P4">analoge </text:p>
            <text:p text:style-name="P4">Ausgänge</text:p>
          </draw:text-box>
        </draw:frame>
        <draw:frame draw:style-name="gr19" draw:text-style-name="P6" draw:layer="layout" svg:width="11.2cm" svg:height="1.273cm" svg:x="2.1cm" svg:y="4.927cm">
          <draw:text-box>
            <text:p text:style-name="P8">SimSTB</text:p>
          </draw:text-box>
        </draw:frame>
        <draw:custom-shape draw:style-name="gr2" draw:text-style-name="P2" draw:layer="layout" svg:width="4cm" svg:height="4cm" svg:x="3.1cm" svg:y="6cm">
          <text:p text:style-name="P1">Simulations</text:p>
          <text:p text:style-name="P1">Steuerung</text:p>
          <text:p text:style-name="P1">Und</text:p>
          <text:p text:style-name="P1">Mon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9cm" svg:height="1.3cm" svg:x="7.1cm" svg:y="12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4cm" svg:height="4cm" svg:x="3.076cm" svg:y="20.6cm">
          <text:p text:style-name="P1">Test</text:p>
          <text:p text:style-name="P1">Automa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9cm" svg:height="1.3cm" svg:x="7.1cm" svg:y="2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5T16:26:05.835000000</meta:creation-date>
    <dc:date>2019-07-30T12:33:35.602000000</dc:date>
    <meta:editing-duration>PT1H1M18S</meta:editing-duration>
    <meta:editing-cycles>10</meta:editing-cycles>
    <meta:generator>LibreOffice/6.0.7.3$Windows_X86_64 LibreOffice_project/dc89aa7a9eabfd848af146d5086077aeed2ae4a5</meta:generator>
    <meta:document-statistic meta:object-count="34"/>
  </office:meta>
</office:document-meta>
</file>